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Gilea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3">
            <text:p>5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03.630718057305">
            <text:p>$103,63</text:p>
          </table:table-cell>
          <table:table-cell table:style-name="ce5" table:formula="of:=[.F2]-[.B3]/[.B4]" office:value-type="currency" office:currency="USD" office:value="85.8589272490645">
            <text:p>$85,86</text:p>
          </table:table-cell>
          <table:table-cell table:style-name="ce15" table:formula="of:=[.G2]/1.14" office:value-type="currency" office:currency="EUR" office:value="75.3148484640916">
            <text:p>75,3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2.428">
            <text:p>22,42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1.7536019673425">
            <text:p>$81,75</text:p>
          </table:table-cell>
          <table:table-cell table:style-name="ce7" table:formula="of:=[.F3]-[.B3]/[.B4]" office:value-type="currency" office:currency="USD" office:value="63.9818111591016">
            <text:p>$63,98</text:p>
          </table:table-cell>
          <table:table-cell table:style-name="ce16" table:formula="of:=[.G3]/1.14" office:value-type="currency" office:currency="EUR" office:value="56.1243957535979">
            <text:p>56,1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5.5274699932866">
            <text:p>55,5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262">
            <text:p>1,26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6.4740090436055">
            <text:p>$56,47</text:p>
          </table:table-cell>
          <table:table-cell table:style-name="ce14" table:formula="of:=[.F4]-[.B3]/[.B4]" office:value-type="currency" office:currency="USD" office:value="38.7022182353646">
            <text:p>$38,70</text:p>
          </table:table-cell>
          <table:table-cell table:style-name="ce17" table:formula="of:=[.G4]/1.14" office:value-type="currency" office:currency="EUR" office:value="33.9493142415479">
            <text:p>33,9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93">
            <text:p>$4,9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465">
            <text:p>$2,47</text:p>
          </table:table-cell>
          <table:table-cell table:style-name="ce5"/>
          <table:table-cell table:style-name="ce5" table:formula="of:=[.B8]/(1+[.D2])^(1/4)" office:value-type="currency" office:currency="USD" office:value="2.42365600346903">
            <text:p>$2,42</text:p>
          </table:table-cell>
          <table:table-cell table:style-name="ce7" table:formula="of:=[.B5]/2" office:value-type="currency" office:currency="USD" office:value="2.465">
            <text:p>$2,47</text:p>
          </table:table-cell>
          <table:table-cell table:style-name="ce7"/>
          <table:table-cell table:style-name="ce7" table:formula="of:=[.E8]/(1+[.D3])^(1/4)" office:value-type="currency" office:currency="USD" office:value="2.4152355310802">
            <text:p>$2,42</text:p>
          </table:table-cell>
          <table:table-cell table:style-name="ce8" table:formula="of:=[.B5]/2" office:value-type="currency" office:currency="USD" office:value="2.465">
            <text:p>$2,47</text:p>
          </table:table-cell>
          <table:table-cell table:style-name="ce8"/>
          <table:table-cell table:style-name="ce8" table:formula="of:=[.H8]/(1+[.D4])^(1/4)" office:value-type="currency" office:currency="USD" office:value="2.40695933105211">
            <text:p>$2,4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1765">
            <text:p>$5,18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USD" office:value="4.83785046728972">
            <text:p>$4,84</text:p>
          </table:table-cell>
          <table:table-cell table:formula="of:=[.B5]*(1+[.F9])" office:value-type="currency" office:currency="USD" office:value="5.0779">
            <text:p>$5,08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USD" office:value="4.68009216589862">
            <text:p>$4,68</text:p>
          </table:table-cell>
          <table:table-cell table:formula="of:=[.B5]*(1+[.I9])" office:value-type="currency" office:currency="USD" office:value="4.93">
            <text:p>$4,93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4.48181818181818">
            <text:p>$4,4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435325">
            <text:p>$5,44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4.74742335575159">
            <text:p>$4,75</text:p>
          </table:table-cell>
          <table:table-cell table:formula="of:=[.E9]*(1+[.F10])" office:value-type="currency" office:currency="USD" office:value="5.2048475">
            <text:p>$5,20</text:p>
          </table:table-cell>
          <table:table-cell office:value-type="percentage" office:value="0.025">
            <text:p>2,50%</text:p>
          </table:table-cell>
          <table:table-cell table:formula="of:=[.E10]/(1+[.$D$3])^[.A10]" office:value-type="currency" office:currency="USD" office:value="4.42128522584892">
            <text:p>$4,42</text:p>
          </table:table-cell>
          <table:table-cell table:formula="of:=[.H9]*(1+[.I10])" office:value-type="currency" office:currency="USD" office:value="4.8807">
            <text:p>$4,88</text:p>
          </table:table-cell>
          <table:table-cell office:value-type="percentage" office:value="-0.01">
            <text:p>-1,00%</text:p>
          </table:table-cell>
          <table:table-cell table:formula="of:=[.H10]/(1+[.$D$4])^[.A10]" office:value-type="currency" office:currency="USD" office:value="4.03363636363636">
            <text:p>$4,0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70709125">
            <text:p>$5,71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4.65868647059736">
            <text:p>$4,66</text:p>
          </table:table-cell>
          <table:table-cell table:formula="of:=[.E10]*(1+[.F11])" office:value-type="currency" office:currency="USD" office:value="5.3349686875">
            <text:p>$5,33</text:p>
          </table:table-cell>
          <table:table-cell office:value-type="percentage" office:value="0.025">
            <text:p>2,50%</text:p>
          </table:table-cell>
          <table:table-cell table:formula="of:=[.E11]/(1+[.$D$3])^[.A11]" office:value-type="currency" office:currency="USD" office:value="4.17679019031811">
            <text:p>$4,18</text:p>
          </table:table-cell>
          <table:table-cell table:formula="of:=[.H10]*(1+[.I11])" office:value-type="currency" office:currency="USD" office:value="4.831893">
            <text:p>$4,83</text:p>
          </table:table-cell>
          <table:table-cell office:value-type="percentage" office:value="-0.01">
            <text:p>-1,00%</text:p>
          </table:table-cell>
          <table:table-cell table:formula="of:=[.H11]/(1+[.$D$4])^[.A11]" office:value-type="currency" office:currency="USD" office:value="3.63027272727273">
            <text:p>$3,6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9353749">
            <text:p>$5,94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4.52806909291706">
            <text:p>$4,53</text:p>
          </table:table-cell>
          <table:table-cell table:formula="of:=[.E11]*(1+[.F12])" office:value-type="currency" office:currency="USD" office:value="5.4683429046875">
            <text:p>$5,47</text:p>
          </table:table-cell>
          <table:table-cell office:value-type="percentage" office:value="0.025">
            <text:p>2,50%</text:p>
          </table:table-cell>
          <table:table-cell table:formula="of:=[.E12]/(1+[.$D$3])^[.A12]" office:value-type="currency" office:currency="USD" office:value="3.94581561758162">
            <text:p>$3,95</text:p>
          </table:table-cell>
          <table:table-cell table:formula="of:=[.H11]*(1+[.I12])" office:value-type="currency" office:currency="USD" office:value="4.78357407">
            <text:p>$4,78</text:p>
          </table:table-cell>
          <table:table-cell office:value-type="percentage" office:value="-0.01">
            <text:p>-1,00%</text:p>
          </table:table-cell>
          <table:table-cell table:formula="of:=[.H12]/(1+[.$D$4])^[.A12]" office:value-type="currency" office:currency="USD" office:value="3.26724545454545">
            <text:p>$3,2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172789896">
            <text:p>$6,17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4.40111388470443">
            <text:p>$4,40</text:p>
          </table:table-cell>
          <table:table-cell table:formula="of:=[.E12]*(1+[.F13])" office:value-type="currency" office:currency="USD" office:value="5.60505147730469">
            <text:p>$5,61</text:p>
          </table:table-cell>
          <table:table-cell office:value-type="percentage" office:value="0.025">
            <text:p>2,50%</text:p>
          </table:table-cell>
          <table:table-cell table:formula="of:=[.E13]/(1+[.$D$3])^[.A13]" office:value-type="currency" office:currency="USD" office:value="3.72761383227757">
            <text:p>$3,73</text:p>
          </table:table-cell>
          <table:table-cell table:formula="of:=[.H12]*(1+[.I13])" office:value-type="currency" office:currency="USD" office:value="4.7357383293">
            <text:p>$4,74</text:p>
          </table:table-cell>
          <table:table-cell office:value-type="percentage" office:value="-0.01">
            <text:p>-1,00%</text:p>
          </table:table-cell>
          <table:table-cell table:formula="of:=[.H13]/(1+[.$D$4])^[.A13]" office:value-type="currency" office:currency="USD" office:value="2.94052090909091">
            <text:p>$2,9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41970149184">
            <text:p>$6,42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4.27771816831085">
            <text:p>$4,28</text:p>
          </table:table-cell>
          <table:table-cell table:formula="of:=[.E13]*(1+[.F14])" office:value-type="currency" office:currency="USD" office:value="5.7451777642373">
            <text:p>$5,75</text:p>
          </table:table-cell>
          <table:table-cell office:value-type="percentage" office:value="0.025">
            <text:p>2,50%</text:p>
          </table:table-cell>
          <table:table-cell table:formula="of:=[.E14]/(1+[.$D$3])^[.A14]" office:value-type="currency" office:currency="USD" office:value="3.52147850514701">
            <text:p>$3,52</text:p>
          </table:table-cell>
          <table:table-cell table:formula="of:=[.H13]*(1+[.I14])" office:value-type="currency" office:currency="USD" office:value="4.641023562714">
            <text:p>$4,64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2.61973680991735">
            <text:p>$2,6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6764895515136">
            <text:p>$6,6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4.15778214490026">
            <text:p>$4,16</text:p>
          </table:table-cell>
          <table:table-cell table:formula="of:=[.E14]*(1+[.F15])" office:value-type="currency" office:currency="USD" office:value="5.88880720834323">
            <text:p>$5,89</text:p>
          </table:table-cell>
          <table:table-cell office:value-type="percentage" office:value="0.025">
            <text:p>2,50%</text:p>
          </table:table-cell>
          <table:table-cell table:formula="of:=[.E15]/(1+[.$D$3])^[.A15]" office:value-type="currency" office:currency="USD" office:value="3.32674236661354">
            <text:p>$3,33</text:p>
          </table:table-cell>
          <table:table-cell table:formula="of:=[.H14]*(1+[.I15])" office:value-type="currency" office:currency="USD" office:value="4.54820309145972">
            <text:p>$4,55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2.33394733974455">
            <text:p>$2,3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94354913357415">
            <text:p>$6,94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4.04120881373484">
            <text:p>$4,04</text:p>
          </table:table-cell>
          <table:table-cell table:formula="of:=[.E15]*(1+[.F16])" office:value-type="currency" office:currency="USD" office:value="6.03602738855181">
            <text:p>$6,04</text:p>
          </table:table-cell>
          <table:table-cell office:value-type="percentage" office:value="0.025">
            <text:p>2,50%</text:p>
          </table:table-cell>
          <table:table-cell table:formula="of:=[.E16]/(1+[.$D$3])^[.A16]" office:value-type="currency" office:currency="USD" office:value="3.14277504680081">
            <text:p>$3,14</text:p>
          </table:table-cell>
          <table:table-cell table:formula="of:=[.H15]*(1+[.I16])" office:value-type="currency" office:currency="USD" office:value="4.45723902963053">
            <text:p>$4,46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2.07933490268151">
            <text:p>$2,0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7.15185560758137">
            <text:p>$7,15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3.89013558705316">
            <text:p>$3,89</text:p>
          </table:table-cell>
          <table:table-cell table:formula="of:=[.E16]*(1+[.F17])" office:value-type="currency" office:currency="USD" office:value="6.15674793632285">
            <text:p>$6,16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9544982006791">
            <text:p>$2,95</text:p>
          </table:table-cell>
          <table:table-cell table:formula="of:=[.H16]*(1+[.I17])" office:value-type="currency" office:currency="USD" office:value="4.36809424903792">
            <text:p>$4,37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1.85249836784353">
            <text:p>$1,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36641127580881">
            <text:p>$7,37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3.74470995763061">
            <text:p>$3,74</text:p>
          </table:table-cell>
          <table:table-cell table:formula="of:=[.E17]*(1+[.F18])" office:value-type="currency" office:currency="USD" office:value="6.27988289504931">
            <text:p>$6,2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77750061261998">
            <text:p>$2,78</text:p>
          </table:table-cell>
          <table:table-cell table:formula="of:=[.H17]*(1+[.I18])" office:value-type="currency" office:currency="USD" office:value="4.28073236405716">
            <text:p>$4,28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1.65040763680605">
            <text:p>$1,6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5.7083539463589">
            <text:p>$45,71</text:p>
          </table:table-cell>
          <table:table-cell/>
          <table:table-cell table:style-name="ce7"/>
          <table:table-cell table:formula="of:=SUM([.G8:.G18])" office:value-type="currency" office:currency="USD" office:value="39.0898272948655">
            <text:p>$39,09</text:p>
          </table:table-cell>
          <table:table-cell/>
          <table:table-cell table:style-name="ce8"/>
          <table:table-cell table:formula="of:=SUM([.J8:.J18])" office:value-type="currency" office:currency="USD" office:value="31.2963780244087">
            <text:p>$31,3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7.862580412941">
            <text:p>$117,86</text:p>
          </table:table-cell>
          <table:table-cell table:style-name="ce5"/>
          <table:table-cell table:formula="of:=[.B20]/(1+[.D2])^([.A18]+1/2)" office:value-type="currency" office:currency="USD" office:value="57.9223641109464">
            <text:p>$57,92</text:p>
          </table:table-cell>
          <table:table-cell table:formula="of:=[.E18]*[.D5]" office:value-type="currency" office:currency="USD" office:value="100.478126320789">
            <text:p>$100,48</text:p>
          </table:table-cell>
          <table:table-cell table:style-name="ce7"/>
          <table:table-cell table:formula="of:=[.E20]/(1+[.D3])^([.A18]+1/2)" office:value-type="currency" office:currency="USD" office:value="42.663774672477">
            <text:p>$42,66</text:p>
          </table:table-cell>
          <table:table-cell table:formula="of:=[.H18]*[.D5]" office:value-type="currency" office:currency="USD" office:value="68.4917178249145">
            <text:p>$68,49</text:p>
          </table:table-cell>
          <table:table-cell table:style-name="ce8"/>
          <table:table-cell table:formula="of:=[.H20]/(1+[.D4])^([.A18]+1/2)" office:value-type="currency" office:currency="USD" office:value="25.1776310191967">
            <text:p>$25,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01.03.2022</text:date>, <text:time>19:5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1T19:59:22.02</dc:date>
    <dc:creator>aaa </dc:creator>
    <meta:editing-duration>P3DT8H9M4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